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31.1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8.66pt" svg:height="220.85pt" svg:x="307.59pt" svg:y="4.51pt">
            <draw:object draw:notify-on-update-of-ranges="Sheet1.A3:Sheet1.A12 Sheet1.B3:Sheet1.B12 Sheet1.C3:Sheet1.C12 Sheet1.D3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5.63pt" svg:height="217.45pt" svg:x="580.68pt" svg:y="103.35pt">
            <draw:object draw:notify-on-update-of-ranges="Sheet1.A16:Sheet1.A25 Sheet1.B16:Sheet1.B25 Sheet1.C16:Sheet1.C25 Sheet1.D16:Sheet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10pt" svg:height="215.32pt" svg:x="98.9pt" svg:y="424.6pt">
            <draw:object draw:notify-on-update-of-ranges="Sheet1.C27:Sheet1.C27 Sheet1.E20:Sheet1.E29 Sheet1.F20:Sheet1.F29 Sheet1.G20:Sheet1.G29 Sheet1.H20:Sheet1.H29 Sheet1.I20:Sheet1.I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11" table:default-cell-style-name="ce4"/>
        <table:table-row table:style-name="ro1">
          <table:table-cell table:style-name="ce1" office:value-type="string" calcext:value-type="string">
            <text:p>N=8</text:p>
          </table:table-cell>
          <table:table-cell table:style-name="ce1" office:value-type="string" calcext:value-type="string" table:number-columns-spanned="3" table:number-rows-spanned="1">
            <text:p>Tiempo en ms</text:p>
          </table:table-cell>
          <table:covered-table-cell table:number-columns-repeated="2" table:style-name="ce1"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m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Concurrente (Asignación contigua)</text:p>
          </table:table-cell>
          <table:table-cell office:value-type="string" calcext:value-type="string">
            <text:p>Concurrente (asignación entrelazada)</text:p>
          </table:table-cell>
          <table:table-cell table:number-columns-repeated="11"/>
        </table:table-row>
        <table:table-row table:style-name="ro1">
          <table:table-cell office:value-type="float" office:value="1E+020" calcext:value-type="float">
            <text:p>1.00E+20</text:p>
          </table:table-cell>
          <table:table-cell office:value-type="float" office:value="22.232" calcext:value-type="float">
            <text:p>22.232</text:p>
          </table:table-cell>
          <table:table-cell office:value-type="float" office:value="5.6204" calcext:value-type="float">
            <text:p>5.6204</text:p>
          </table:table-cell>
          <table:table-cell office:value-type="float" office:value="3.0772" calcext:value-type="float">
            <text:p>3.0772</text:p>
          </table:table-cell>
          <table:table-cell table:number-columns-repeated="11"/>
        </table:table-row>
        <table:table-row table:style-name="ro1">
          <table:table-cell office:value-type="float" office:value="2E+020" calcext:value-type="float">
            <text:p>2.00E+20</text:p>
          </table:table-cell>
          <table:table-cell office:value-type="float" office:value="38.935" calcext:value-type="float">
            <text:p>38.935</text:p>
          </table:table-cell>
          <table:table-cell office:value-type="float" office:value="7.6742" calcext:value-type="float">
            <text:p>7.6742</text:p>
          </table:table-cell>
          <table:table-cell office:value-type="float" office:value="7.2826" calcext:value-type="float">
            <text:p>7.2826</text:p>
          </table:table-cell>
          <table:table-cell table:number-columns-repeated="11"/>
        </table:table-row>
        <table:table-row table:style-name="ro1">
          <table:table-cell office:value-type="float" office:value="3E+020" calcext:value-type="float">
            <text:p>3.00E+20</text:p>
          </table:table-cell>
          <table:table-cell office:value-type="float" office:value="58.866" calcext:value-type="float">
            <text:p>58.866</text:p>
          </table:table-cell>
          <table:table-cell office:value-type="float" office:value="11.727" calcext:value-type="float">
            <text:p>11.727</text:p>
          </table:table-cell>
          <table:table-cell office:value-type="float" office:value="10.902" calcext:value-type="float">
            <text:p>10.902</text:p>
          </table:table-cell>
          <table:table-cell table:number-columns-repeated="11"/>
        </table:table-row>
        <table:table-row table:style-name="ro1">
          <table:table-cell office:value-type="float" office:value="4E+020" calcext:value-type="float">
            <text:p>4.00E+20</text:p>
          </table:table-cell>
          <table:table-cell office:value-type="float" office:value="74.832" calcext:value-type="float">
            <text:p>74.832</text:p>
          </table:table-cell>
          <table:table-cell office:value-type="float" office:value="16.291" calcext:value-type="float">
            <text:p>16.291</text:p>
          </table:table-cell>
          <table:table-cell office:value-type="float" office:value="11.182" calcext:value-type="float">
            <text:p>11.182</text:p>
          </table:table-cell>
          <table:table-cell table:number-columns-repeated="11"/>
        </table:table-row>
        <table:table-row table:style-name="ro1">
          <table:table-cell office:value-type="float" office:value="5E+020" calcext:value-type="float">
            <text:p>5.00E+20</text:p>
          </table:table-cell>
          <table:table-cell office:value-type="float" office:value="92.21" calcext:value-type="float">
            <text:p>92.21</text:p>
          </table:table-cell>
          <table:table-cell office:value-type="float" office:value="22.047" calcext:value-type="float">
            <text:p>22.047</text:p>
          </table:table-cell>
          <table:table-cell office:value-type="float" office:value="12.087" calcext:value-type="float">
            <text:p>12.087</text:p>
          </table:table-cell>
          <table:table-cell table:number-columns-repeated="11"/>
        </table:table-row>
        <table:table-row table:style-name="ro1">
          <table:table-cell office:value-type="float" office:value="6E+020" calcext:value-type="float">
            <text:p>6.00E+20</text:p>
          </table:table-cell>
          <table:table-cell office:value-type="float" office:value="108.72" calcext:value-type="float">
            <text:p>108.72</text:p>
          </table:table-cell>
          <table:table-cell office:value-type="float" office:value="22.442" calcext:value-type="float">
            <text:p>22.442</text:p>
          </table:table-cell>
          <table:table-cell office:value-type="float" office:value="14.133" calcext:value-type="float">
            <text:p>14.133</text:p>
          </table:table-cell>
          <table:table-cell table:number-columns-repeated="11"/>
        </table:table-row>
        <table:table-row table:style-name="ro1">
          <table:table-cell office:value-type="float" office:value="7E+020" calcext:value-type="float">
            <text:p>7.00E+20</text:p>
          </table:table-cell>
          <table:table-cell office:value-type="float" office:value="123.51" calcext:value-type="float">
            <text:p>123.51</text:p>
          </table:table-cell>
          <table:table-cell office:value-type="float" office:value="29.414" calcext:value-type="float">
            <text:p>29.414</text:p>
          </table:table-cell>
          <table:table-cell office:value-type="float" office:value="18.94" calcext:value-type="float">
            <text:p>18.94</text:p>
          </table:table-cell>
          <table:table-cell table:number-columns-repeated="11"/>
        </table:table-row>
        <table:table-row table:style-name="ro1">
          <table:table-cell office:value-type="float" office:value="8E+020" calcext:value-type="float">
            <text:p>8.00E+20</text:p>
          </table:table-cell>
          <table:table-cell office:value-type="float" office:value="135.96" calcext:value-type="float">
            <text:p>135.96</text:p>
          </table:table-cell>
          <table:table-cell office:value-type="float" office:value="31.66" calcext:value-type="float">
            <text:p>31.66</text:p>
          </table:table-cell>
          <table:table-cell office:value-type="float" office:value="20.402" calcext:value-type="float">
            <text:p>20.402</text:p>
          </table:table-cell>
          <table:table-cell table:number-columns-repeated="11"/>
        </table:table-row>
        <table:table-row table:style-name="ro1">
          <table:table-cell office:value-type="float" office:value="9E+020" calcext:value-type="float">
            <text:p>9.00E+20</text:p>
          </table:table-cell>
          <table:table-cell office:value-type="float" office:value="155.2" calcext:value-type="float">
            <text:p>155.2</text:p>
          </table:table-cell>
          <table:table-cell office:value-type="float" office:value="29.155" calcext:value-type="float">
            <text:p>29.155</text:p>
          </table:table-cell>
          <table:table-cell office:value-type="float" office:value="22.11" calcext:value-type="float">
            <text:p>22.11</text:p>
          </table:table-cell>
          <table:table-cell table:number-columns-repeated="11"/>
        </table:table-row>
        <table:table-row table:style-name="ro1">
          <table:table-cell office:value-type="float" office:value="1E+021" calcext:value-type="float">
            <text:p>1.00E+2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4.838" calcext:value-type="float">
            <text:p>34.838</text:p>
          </table:table-cell>
          <table:table-cell office:value-type="float" office:value="22.933" calcext:value-type="float">
            <text:p>22.933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1"/>
        </table:table-row>
        <table:table-row table:style-name="ro3">
          <table:table-cell table:style-name="ce5" office:value-type="string" calcext:value-type="string">
            <text:p>N=4</text:p>
          </table:table-cell>
          <table:table-cell office:value-type="string" calcext:value-type="string" table:number-columns-spanned="3" table:number-rows-spanned="1">
            <text:p>Tiempo en ms</text:p>
          </table:table-cell>
          <table:covered-table-cell table:number-columns-repeated="2"/>
          <table:table-cell table:number-columns-repeated="11"/>
        </table:table-row>
        <table:table-row table:style-name="ro4">
          <table:table-cell table:style-name="ce5" office:value-type="string" calcext:value-type="string">
            <text:p>m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Concurrente (Asignación contigua)</text:p>
          </table:table-cell>
          <table:table-cell office:value-type="string" calcext:value-type="string">
            <text:p>Concurrente (asignación entrelazada)</text:p>
          </table:table-cell>
          <table:table-cell table:number-columns-repeated="11"/>
        </table:table-row>
        <table:table-row table:style-name="ro1">
          <table:table-cell office:value-type="float" office:value="1E+020" calcext:value-type="float">
            <text:p>1.00E+20</text:p>
          </table:table-cell>
          <table:table-cell office:value-type="float" office:value="21.985" calcext:value-type="float">
            <text:p>21.985</text:p>
          </table:table-cell>
          <table:table-cell office:value-type="float" office:value="5.3165" calcext:value-type="float">
            <text:p>5.3165</text:p>
          </table:table-cell>
          <table:table-cell office:value-type="float" office:value="5.0865" calcext:value-type="float">
            <text:p>5.0865</text:p>
          </table:table-cell>
          <table:table-cell table:number-columns-repeated="11"/>
        </table:table-row>
        <table:table-row table:style-name="ro1">
          <table:table-cell office:value-type="float" office:value="2E+020" calcext:value-type="float">
            <text:p>2.00E+20</text:p>
          </table:table-cell>
          <table:table-cell office:value-type="float" office:value="41.062" calcext:value-type="float">
            <text:p>41.062</text:p>
          </table:table-cell>
          <table:table-cell office:value-type="float" office:value="9.4113" calcext:value-type="float">
            <text:p>9.4113</text:p>
          </table:table-cell>
          <table:table-cell office:value-type="float" office:value="9.0216" calcext:value-type="float">
            <text:p>9.0216</text:p>
          </table:table-cell>
          <table:table-cell table:style-name="ce5" office:value-type="string" calcext:value-type="string" table:number-columns-spanned="5" table:number-rows-spanned="1">
            <text:p>Ganancia</text:p>
          </table:table-cell>
          <table:covered-table-cell table:number-columns-repeated="4" table:style-name="ce5"/>
          <table:table-cell table:number-columns-repeated="6"/>
        </table:table-row>
        <table:table-row table:style-name="ro1">
          <table:table-cell office:value-type="float" office:value="3E+020" calcext:value-type="float">
            <text:p>3.00E+20</text:p>
          </table:table-cell>
          <table:table-cell office:value-type="float" office:value="59.344" calcext:value-type="float">
            <text:p>59.344</text:p>
          </table:table-cell>
          <table:table-cell office:value-type="float" office:value="13.913" calcext:value-type="float">
            <text:p>13.913</text:p>
          </table:table-cell>
          <table:table-cell office:value-type="float" office:value="13.698" calcext:value-type="float">
            <text:p>13.698</text:p>
          </table:table-cell>
          <table:table-cell table:style-name="ce5"/>
          <table:table-cell table:style-name="ce5" office:value-type="string" calcext:value-type="string" table:number-columns-spanned="2" table:number-rows-spanned="1">
            <text:p>N=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N=4</text:p>
          </table:table-cell>
          <table:covered-table-cell table:style-name="ce5"/>
          <table:table-cell table:number-columns-repeated="6"/>
        </table:table-row>
        <table:table-row table:style-name="ro5">
          <table:table-cell office:value-type="float" office:value="4E+020" calcext:value-type="float">
            <text:p>4.00E+20</text:p>
          </table:table-cell>
          <table:table-cell office:value-type="float" office:value="73.881" calcext:value-type="float">
            <text:p>73.881</text:p>
          </table:table-cell>
          <table:table-cell office:value-type="float" office:value="17.819" calcext:value-type="float">
            <text:p>17.819</text:p>
          </table:table-cell>
          <table:table-cell office:value-type="float" office:value="17.838" calcext:value-type="float">
            <text:p>17.838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signación contigua</text:p>
          </table:table-cell>
          <table:table-cell table:style-name="ce5" office:value-type="string" calcext:value-type="string">
            <text:p>Asignación entrelazada</text:p>
          </table:table-cell>
          <table:table-cell table:style-name="ce5" office:value-type="string" calcext:value-type="string">
            <text:p>Asignación contigua</text:p>
          </table:table-cell>
          <table:table-cell table:style-name="ce5" office:value-type="string" calcext:value-type="string">
            <text:p>Asignación entrelazada</text:p>
          </table:table-cell>
          <table:table-cell table:number-columns-repeated="6"/>
        </table:table-row>
        <table:table-row table:style-name="ro1">
          <table:table-cell office:value-type="float" office:value="5E+020" calcext:value-type="float">
            <text:p>5.00E+20</text:p>
          </table:table-cell>
          <table:table-cell office:value-type="float" office:value="90.962" calcext:value-type="float">
            <text:p>90.962</text:p>
          </table:table-cell>
          <table:table-cell office:value-type="float" office:value="22.421" calcext:value-type="float">
            <text:p>22.421</text:p>
          </table:table-cell>
          <table:table-cell office:value-type="float" office:value="22.675" calcext:value-type="float">
            <text:p>22.675</text:p>
          </table:table-cell>
          <table:table-cell table:style-name="ce6" office:value-type="float" office:value="1E+020" calcext:value-type="float">
            <text:p>1.00E+20</text:p>
          </table:table-cell>
          <table:table-cell table:style-name="ce5" table:formula="of:=[.B3]/[.C3]" office:value-type="float" office:value="3.95559034944132" calcext:value-type="float">
            <text:p>3.95559034944132</text:p>
          </table:table-cell>
          <table:table-cell table:style-name="ce5" table:formula="of:=[.B3]/[.D3]" office:value-type="float" office:value="7.22474977252047" calcext:value-type="float">
            <text:p>7.22474977252047</text:p>
          </table:table-cell>
          <table:table-cell table:style-name="ce5" table:formula="of:=[.B16]/[.C16]" office:value-type="float" office:value="4.1352393491959" calcext:value-type="float">
            <text:p>4.1352393491959</text:p>
          </table:table-cell>
          <table:table-cell table:style-name="ce5" table:formula="of:=[.B16]/[.D16]" office:value-type="float" office:value="4.32222549886956" calcext:value-type="float">
            <text:p>4.32222549886956</text:p>
          </table:table-cell>
          <table:table-cell table:number-columns-repeated="6"/>
        </table:table-row>
        <table:table-row table:style-name="ro1">
          <table:table-cell office:value-type="float" office:value="6E+020" calcext:value-type="float">
            <text:p>6.00E+20</text:p>
          </table:table-cell>
          <table:table-cell office:value-type="float" office:value="106.49" calcext:value-type="float">
            <text:p>106.49</text:p>
          </table:table-cell>
          <table:table-cell office:value-type="float" office:value="27.199" calcext:value-type="float">
            <text:p>27.199</text:p>
          </table:table-cell>
          <table:table-cell office:value-type="float" office:value="27.406" calcext:value-type="float">
            <text:p>27.406</text:p>
          </table:table-cell>
          <table:table-cell table:style-name="ce6" office:value-type="float" office:value="2E+020" calcext:value-type="float">
            <text:p>2.00E+20</text:p>
          </table:table-cell>
          <table:table-cell table:style-name="ce5" table:formula="of:=[.B4]/[.C4]" office:value-type="float" office:value="5.07349300252795" calcext:value-type="float">
            <text:p>5.07349300252795</text:p>
          </table:table-cell>
          <table:table-cell table:style-name="ce5" table:formula="of:=[.B4]/[.D4]" office:value-type="float" office:value="5.34630489111032" calcext:value-type="float">
            <text:p>5.34630489111032</text:p>
          </table:table-cell>
          <table:table-cell table:style-name="ce5" table:formula="of:=[.B17]/[.C17]" office:value-type="float" office:value="4.36305292573821" calcext:value-type="float">
            <text:p>4.36305292573821</text:p>
          </table:table-cell>
          <table:table-cell table:style-name="ce5" table:formula="of:=[.B17]/[.D17]" office:value-type="float" office:value="4.55152079453755" calcext:value-type="float">
            <text:p>4.55152079453755</text:p>
          </table:table-cell>
          <table:table-cell table:number-columns-repeated="6"/>
        </table:table-row>
        <table:table-row table:style-name="ro1">
          <table:table-cell office:value-type="float" office:value="7E+020" calcext:value-type="float">
            <text:p>7.00E+20</text:p>
          </table:table-cell>
          <table:table-cell office:value-type="float" office:value="125.31" calcext:value-type="float">
            <text:p>125.31</text:p>
          </table:table-cell>
          <table:table-cell office:value-type="float" office:value="31.569" calcext:value-type="float">
            <text:p>31.569</text:p>
          </table:table-cell>
          <table:table-cell office:value-type="float" office:value="31.599" calcext:value-type="float">
            <text:p>31.599</text:p>
          </table:table-cell>
          <table:table-cell table:style-name="ce6" office:value-type="float" office:value="3E+020" calcext:value-type="float">
            <text:p>3.00E+20</text:p>
          </table:table-cell>
          <table:table-cell table:style-name="ce5" table:formula="of:=[.B5]/[.C5]" office:value-type="float" office:value="5.01969813251471" calcext:value-type="float">
            <text:p>5.01969813251471</text:p>
          </table:table-cell>
          <table:table-cell table:style-name="ce5" table:formula="of:=[.B5]/[.D5]" office:value-type="float" office:value="5.39955971381398" calcext:value-type="float">
            <text:p>5.39955971381398</text:p>
          </table:table-cell>
          <table:table-cell table:style-name="ce5" table:formula="of:=[.B18]/[.C18]" office:value-type="float" office:value="4.2653633292604" calcext:value-type="float">
            <text:p>4.2653633292604</text:p>
          </table:table-cell>
          <table:table-cell table:style-name="ce5" table:formula="of:=[.B18]/[.D18]" office:value-type="float" office:value="4.33231128631917" calcext:value-type="float">
            <text:p>4.33231128631917</text:p>
          </table:table-cell>
          <table:table-cell table:number-columns-repeated="6"/>
        </table:table-row>
        <table:table-row table:style-name="ro1">
          <table:table-cell office:value-type="float" office:value="8E+020" calcext:value-type="float">
            <text:p>8.00E+20</text:p>
          </table:table-cell>
          <table:table-cell office:value-type="float" office:value="137.29" calcext:value-type="float">
            <text:p>137.29</text:p>
          </table:table-cell>
          <table:table-cell office:value-type="float" office:value="35.444" calcext:value-type="float">
            <text:p>35.444</text:p>
          </table:table-cell>
          <table:table-cell office:value-type="float" office:value="35.541" calcext:value-type="float">
            <text:p>35.541</text:p>
          </table:table-cell>
          <table:table-cell table:style-name="ce6" office:value-type="float" office:value="4E+020" calcext:value-type="float">
            <text:p>4.00E+20</text:p>
          </table:table-cell>
          <table:table-cell table:style-name="ce5" table:formula="of:=[.B6]/[.C6]" office:value-type="float" office:value="4.5934565097293" calcext:value-type="float">
            <text:p>4.5934565097293</text:p>
          </table:table-cell>
          <table:table-cell table:style-name="ce5" table:formula="of:=[.B6]/[.D6]" office:value-type="float" office:value="6.69218386692899" calcext:value-type="float">
            <text:p>6.69218386692899</text:p>
          </table:table-cell>
          <table:table-cell table:style-name="ce5" table:formula="of:=[.B19]/[.C19]" office:value-type="float" office:value="4.14619226668163" calcext:value-type="float">
            <text:p>4.14619226668163</text:p>
          </table:table-cell>
          <table:table-cell table:style-name="ce5" table:formula="of:=[.B19]/[.D19]" office:value-type="float" office:value="4.14177598385469" calcext:value-type="float">
            <text:p>4.14177598385469</text:p>
          </table:table-cell>
          <table:table-cell table:number-columns-repeated="6"/>
        </table:table-row>
        <table:table-row table:style-name="ro1">
          <table:table-cell office:value-type="float" office:value="9E+020" calcext:value-type="float">
            <text:p>9.00E+20</text:p>
          </table:table-cell>
          <table:table-cell office:value-type="float" office:value="148.94" calcext:value-type="float">
            <text:p>148.94</text:p>
          </table:table-cell>
          <table:table-cell office:value-type="float" office:value="40.39" calcext:value-type="float">
            <text:p>40.39</text:p>
          </table:table-cell>
          <table:table-cell office:value-type="float" office:value="40.468" calcext:value-type="float">
            <text:p>40.468</text:p>
          </table:table-cell>
          <table:table-cell table:style-name="ce6" office:value-type="float" office:value="5E+020" calcext:value-type="float">
            <text:p>5.00E+20</text:p>
          </table:table-cell>
          <table:table-cell table:style-name="ce5" table:formula="of:=[.B7]/[.C7]" office:value-type="float" office:value="4.18242844831496" calcext:value-type="float">
            <text:p>4.18242844831496</text:p>
          </table:table-cell>
          <table:table-cell table:style-name="ce5" table:formula="of:=[.B7]/[.D7]" office:value-type="float" office:value="7.62885745015306" calcext:value-type="float">
            <text:p>7.62885745015306</text:p>
          </table:table-cell>
          <table:table-cell table:style-name="ce5" table:formula="of:=[.B20]/[.C20]" office:value-type="float" office:value="4.05700013380313" calcext:value-type="float">
            <text:p>4.05700013380313</text:p>
          </table:table-cell>
          <table:table-cell table:style-name="ce5" table:formula="of:=[.B20]/[.D20]" office:value-type="float" office:value="4.0115545755237" calcext:value-type="float">
            <text:p>4.0115545755237</text:p>
          </table:table-cell>
          <table:table-cell table:number-columns-repeated="6"/>
        </table:table-row>
        <table:table-row table:style-name="ro1">
          <table:table-cell office:value-type="float" office:value="1E+021" calcext:value-type="float">
            <text:p>1.00E+21</text:p>
          </table:table-cell>
          <table:table-cell office:value-type="float" office:value="170.24" calcext:value-type="float">
            <text:p>170.24</text:p>
          </table:table-cell>
          <table:table-cell office:value-type="float" office:value="44.872" calcext:value-type="float">
            <text:p>44.872</text:p>
          </table:table-cell>
          <table:table-cell office:value-type="float" office:value="45.142" calcext:value-type="float">
            <text:p>45.142</text:p>
          </table:table-cell>
          <table:table-cell table:style-name="ce6" office:value-type="float" office:value="6E+020" calcext:value-type="float">
            <text:p>6.00E+20</text:p>
          </table:table-cell>
          <table:table-cell table:style-name="ce5" table:formula="of:=[.B8]/[.C8]" office:value-type="float" office:value="4.84448801354603" calcext:value-type="float">
            <text:p>4.84448801354603</text:p>
          </table:table-cell>
          <table:table-cell table:style-name="ce5" table:formula="of:=[.B8]/[.D8]" office:value-type="float" office:value="7.69263426024199" calcext:value-type="float">
            <text:p>7.69263426024199</text:p>
          </table:table-cell>
          <table:table-cell table:style-name="ce5" table:formula="of:=[.B21]/[.C21]" office:value-type="float" office:value="3.91521747123056" calcext:value-type="float">
            <text:p>3.91521747123056</text:p>
          </table:table-cell>
          <table:table-cell table:style-name="ce5" table:formula="of:=[.B21]/[.D21]" office:value-type="float" office:value="3.88564547909217" calcext:value-type="float">
            <text:p>3.8856454790921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6" office:value-type="float" office:value="7E+020" calcext:value-type="float">
            <text:p>7.00E+20</text:p>
          </table:table-cell>
          <table:table-cell table:style-name="ce5" table:formula="of:=[.B9]/[.C9]" office:value-type="float" office:value="4.19902087441354" calcext:value-type="float">
            <text:p>4.19902087441354</text:p>
          </table:table-cell>
          <table:table-cell table:style-name="ce5" table:formula="of:=[.B9]/[.D9]" office:value-type="float" office:value="6.52111932418163" calcext:value-type="float">
            <text:p>6.52111932418163</text:p>
          </table:table-cell>
          <table:table-cell table:style-name="ce5" table:formula="of:=[.B22]/[.C22]" office:value-type="float" office:value="3.96940036111375" calcext:value-type="float">
            <text:p>3.96940036111375</text:p>
          </table:table-cell>
          <table:table-cell table:style-name="ce5" table:formula="of:=[.B22]/[.D22]" office:value-type="float" office:value="3.96563182379189" calcext:value-type="float">
            <text:p>3.96563182379189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6" office:value-type="float" office:value="8E+020" calcext:value-type="float">
            <text:p>8.00E+20</text:p>
          </table:table-cell>
          <table:table-cell table:style-name="ce5" table:formula="of:=[.B10]/[.C10]" office:value-type="float" office:value="4.29437776373974" calcext:value-type="float">
            <text:p>4.29437776373974</text:p>
          </table:table-cell>
          <table:table-cell table:style-name="ce5" table:formula="of:=[.B10]/[.D10]" office:value-type="float" office:value="6.66405254386825" calcext:value-type="float">
            <text:p>6.66405254386825</text:p>
          </table:table-cell>
          <table:table-cell table:style-name="ce5" table:formula="of:=[.B23]/[.C23]" office:value-type="float" office:value="3.87343414964451" calcext:value-type="float">
            <text:p>3.87343414964451</text:p>
          </table:table-cell>
          <table:table-cell table:style-name="ce5" table:formula="of:=[.B23]/[.D23]" office:value-type="float" office:value="3.86286260938072" calcext:value-type="float">
            <text:p>3.8628626093807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6" office:value-type="float" office:value="9E+020" calcext:value-type="float">
            <text:p>9.00E+20</text:p>
          </table:table-cell>
          <table:table-cell table:style-name="ce5" table:formula="of:=[.B11]/[.C11]" office:value-type="float" office:value="5.32327216600926" calcext:value-type="float">
            <text:p>5.32327216600926</text:p>
          </table:table-cell>
          <table:table-cell table:style-name="ce5" table:formula="of:=[.B11]/[.D11]" office:value-type="float" office:value="7.01944821347806" calcext:value-type="float">
            <text:p>7.01944821347806</text:p>
          </table:table-cell>
          <table:table-cell table:style-name="ce5" table:formula="of:=[.B24]/[.C24]" office:value-type="float" office:value="3.68754642238178" calcext:value-type="float">
            <text:p>3.68754642238178</text:p>
          </table:table-cell>
          <table:table-cell table:style-name="ce5" table:formula="of:=[.B24]/[.D24]" office:value-type="float" office:value="3.68043886527627" calcext:value-type="float">
            <text:p>3.6804388652762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6" office:value-type="float" office:value="1E+021" calcext:value-type="float">
            <text:p>1.00E+21</text:p>
          </table:table-cell>
          <table:table-cell table:style-name="ce5" table:formula="of:=[.B12]/[.C12]" office:value-type="float" office:value="5.05166771915724" calcext:value-type="float">
            <text:p>5.05166771915724</text:p>
          </table:table-cell>
          <table:table-cell table:style-name="ce5" table:formula="of:=[.B12]/[.D12]" office:value-type="float" office:value="7.67409410020495" calcext:value-type="float">
            <text:p>7.67409410020495</text:p>
          </table:table-cell>
          <table:table-cell table:style-name="ce5" table:formula="of:=[.B25]/[.C25]" office:value-type="float" office:value="3.793902656445" calcext:value-type="float">
            <text:p>3.793902656445</text:p>
          </table:table-cell>
          <table:table-cell table:style-name="ce5" table:formula="of:=[.B25]/[.D25]" office:value-type="float" office:value="3.77121084577555" calcext:value-type="float">
            <text:p>3.771210845775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11:20:55.957806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35:32.548596442</meta:creation-date>
    <dc:date>2018-09-24T12:52:21.959410016</dc:date>
    <meta:editing-duration>PT30M8S</meta:editing-duration>
    <meta:editing-cycles>4</meta:editing-cycles>
    <meta:generator>LibreOffice/6.0.3.2$Linux_X86_64 LibreOffice_project/00m0$Build-2</meta:generator>
    <meta:document-statistic meta:table-count="1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37cm" svg:height="7.792cm" xlink:href=".." xlink:type="simple" chart:class="chart:line" chart:style-name="ch1">
        <chart:title svg:x="3.669cm" svg:y="0.005cm" chart:style-name="ch2">
          <text:p>NTHREADS = 8</text:p>
        </chart:title>
        <chart:legend svg:x="1.447cm" svg:y="0.627cm" style:legend-expansion="custom" chartooo:width="4.935cm" chartooo:height="1.998cm" style:legend-expansion-aspect-ratio="2.46996996996997" chart:style-name="ch3"/>
        <chart:plot-area chart:style-name="ch4" table:cell-range-address="Sheet1.A3:Sheet1.D12" chart:data-source-has-labels="both" svg:x="0.122cm" svg:y="0.362cm" svg:width="10.016cm" svg:height="7.077cm">
          <chartooo:coordinate-region svg:x="1.284cm" svg:y="0.522cm" svg:width="8.741cm" svg:height="5.394cm"/>
          <chart:axis chart:dimension="x" chart:name="primary-x" chart:style-name="ch5" chartooo:axis-type="auto">
            <chartooo:date-scale/>
            <chart:title svg:x="4.23cm" svg:y="7.308cm" chart:style-name="ch6">
              <text:p>Nº intervalos</text:p>
            </chart:title>
            <chart:categories table:cell-range-address="Sheet1.A3:Sheet1.A12"/>
          </chart:axis>
          <chart:axis chart:dimension="y" chart:name="primary-y" chart:style-name="ch7">
            <chart:title svg:x="0cm" svg:y="4.897cm" chart:style-name="ch8">
              <text:p>Tiempo (m/s)</text:p>
            </chart:title>
            <chart:grid chart:style-name="ch9" chart:class="major"/>
          </chart:axis>
          <chart:series chart:style-name="ch10" chart:values-cell-range-address="Sheet1.B3:Sheet1.B12" loext:label-string="secuencial" chart:class="chart:line">
            <chart:data-point chart:repeated="10"/>
          </chart:series>
          <chart:series chart:style-name="ch11" chart:values-cell-range-address="Sheet1.C3:Sheet1.C12" loext:label-string="concurrente_contigua" chart:class="chart:line">
            <chart:data-point chart:repeated="10"/>
          </chart:series>
          <chart:series chart:style-name="ch12" chart:values-cell-range-address="Sheet1.D3:Sheet1.D12" loext:label-string="concurrente_entrelazada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concurrente_contigua</text:p>
              </table:table-cell>
              <table:table-cell office:value-type="string">
                <text:p>concurrente_entrelazada</text:p>
              </table:table-cell>
            </table:table-row>
          </table:table-header-rows>
          <table:table-rows>
            <table:table-row>
              <table:table-cell office:value-type="float" office:value="1E+020">
                <text:p>1E+020</text:p>
                <draw:g>
                  <svg:desc>Sheet1.A3:Sheet1.A12</svg:desc>
                </draw:g>
              </table:table-cell>
              <table:table-cell office:value-type="float" office:value="22.232">
                <text:p>22.232</text:p>
                <draw:g>
                  <svg:desc>Sheet1.B3:Sheet1.B12</svg:desc>
                </draw:g>
              </table:table-cell>
              <table:table-cell office:value-type="float" office:value="5.6204">
                <text:p>5.6204</text:p>
                <draw:g>
                  <svg:desc>Sheet1.C3:Sheet1.C12</svg:desc>
                </draw:g>
              </table:table-cell>
              <table:table-cell office:value-type="float" office:value="3.0772">
                <text:p>3.0772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E+020">
                <text:p>2E+020</text:p>
              </table:table-cell>
              <table:table-cell office:value-type="float" office:value="38.935">
                <text:p>38.935</text:p>
              </table:table-cell>
              <table:table-cell office:value-type="float" office:value="7.6742">
                <text:p>7.6742</text:p>
              </table:table-cell>
              <table:table-cell office:value-type="float" office:value="7.2826">
                <text:p>7.2826</text:p>
              </table:table-cell>
            </table:table-row>
            <table:table-row>
              <table:table-cell office:value-type="float" office:value="3E+020">
                <text:p>3E+020</text:p>
              </table:table-cell>
              <table:table-cell office:value-type="float" office:value="58.866">
                <text:p>58.866</text:p>
              </table:table-cell>
              <table:table-cell office:value-type="float" office:value="11.727">
                <text:p>11.727</text:p>
              </table:table-cell>
              <table:table-cell office:value-type="float" office:value="10.902">
                <text:p>10.902</text:p>
              </table:table-cell>
            </table:table-row>
            <table:table-row>
              <table:table-cell office:value-type="float" office:value="4E+020">
                <text:p>4E+020</text:p>
              </table:table-cell>
              <table:table-cell office:value-type="float" office:value="74.832">
                <text:p>74.832</text:p>
              </table:table-cell>
              <table:table-cell office:value-type="float" office:value="16.291">
                <text:p>16.291</text:p>
              </table:table-cell>
              <table:table-cell office:value-type="float" office:value="11.182">
                <text:p>11.182</text:p>
              </table:table-cell>
            </table:table-row>
            <table:table-row>
              <table:table-cell office:value-type="float" office:value="5E+020">
                <text:p>5E+020</text:p>
              </table:table-cell>
              <table:table-cell office:value-type="float" office:value="92.21">
                <text:p>92.21</text:p>
              </table:table-cell>
              <table:table-cell office:value-type="float" office:value="22.047">
                <text:p>22.047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float" office:value="6E+020">
                <text:p>6E+020</text:p>
              </table:table-cell>
              <table:table-cell office:value-type="float" office:value="108.72">
                <text:p>108.72</text:p>
              </table:table-cell>
              <table:table-cell office:value-type="float" office:value="22.442">
                <text:p>22.442</text:p>
              </table:table-cell>
              <table:table-cell office:value-type="float" office:value="14.133">
                <text:p>14.133</text:p>
              </table:table-cell>
            </table:table-row>
            <table:table-row>
              <table:table-cell office:value-type="float" office:value="7E+020">
                <text:p>7E+020</text:p>
              </table:table-cell>
              <table:table-cell office:value-type="float" office:value="123.51">
                <text:p>123.51</text:p>
              </table:table-cell>
              <table:table-cell office:value-type="float" office:value="29.414">
                <text:p>29.414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float" office:value="8E+020">
                <text:p>8E+020</text:p>
              </table:table-cell>
              <table:table-cell office:value-type="float" office:value="135.96">
                <text:p>135.96</text:p>
              </table:table-cell>
              <table:table-cell office:value-type="float" office:value="31.66">
                <text:p>31.66</text:p>
              </table:table-cell>
              <table:table-cell office:value-type="float" office:value="20.402">
                <text:p>20.402</text:p>
              </table:table-cell>
            </table:table-row>
            <table:table-row>
              <table:table-cell office:value-type="float" office:value="9E+020">
                <text:p>9E+020</text:p>
              </table:table-cell>
              <table:table-cell office:value-type="float" office:value="155.2">
                <text:p>155.2</text:p>
              </table:table-cell>
              <table:table-cell office:value-type="float" office:value="29.155">
                <text:p>29.15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float" office:value="1E+021">
                <text:p>1E+021</text:p>
              </table:table-cell>
              <table:table-cell office:value-type="float" office:value="175.99">
                <text:p>175.99</text:p>
              </table:table-cell>
              <table:table-cell office:value-type="float" office:value="34.838">
                <text:p>34.838</text:p>
              </table:table-cell>
              <table:table-cell office:value-type="float" office:value="22.933">
                <text:p>22.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3cm" svg:height="7.672cm" xlink:href=".." xlink:type="simple" chart:class="chart:line" chart:style-name="ch1">
        <chart:title svg:x="3.853cm" svg:y="0.288cm" chart:style-name="ch2">
          <text:p>NTHREADS=4</text:p>
        </chart:title>
        <chart:legend svg:x="1.813cm" svg:y="1.233cm" style:legend-expansion="custom" chartooo:width="4.655cm" chartooo:height="1.897cm" style:legend-expansion-aspect-ratio="2.45387453874539" chart:style-name="ch3"/>
        <chart:plot-area chart:style-name="ch4" table:cell-range-address="Sheet1.A16:Sheet1.D25" chart:data-source-has-labels="both" svg:x="0.295cm" svg:y="0.645cm" svg:width="10.066cm" svg:height="6.621cm">
          <chartooo:coordinate-region svg:x="1.457cm" svg:y="0.806cm" svg:width="8.791cm" svg:height="4.937cm"/>
          <chart:axis chart:dimension="x" chart:name="primary-x" chart:style-name="ch5" chartooo:axis-type="auto">
            <chartooo:date-scale/>
            <chart:title svg:x="4.133cm" svg:y="7.164cm" chart:style-name="ch6">
              <text:p>Nº de intervalos</text:p>
            </chart:title>
            <chart:categories table:cell-range-address="Sheet1.A16:Sheet1.A25"/>
          </chart:axis>
          <chart:axis chart:dimension="y" chart:name="primary-y" chart:style-name="ch7">
            <chart:title svg:x="0cm" svg:y="4.952cm" chart:style-name="ch8">
              <text:p>Tiempo (m/s)</text:p>
            </chart:title>
            <chart:grid chart:style-name="ch9" chart:class="major"/>
          </chart:axis>
          <chart:series chart:style-name="ch10" chart:values-cell-range-address="Sheet1.B16:Sheet1.B25" loext:label-string="secuencial" chart:class="chart:line">
            <chart:data-point chart:repeated="10"/>
          </chart:series>
          <chart:series chart:style-name="ch11" chart:values-cell-range-address="Sheet1.C16:Sheet1.C25" loext:label-string="concurrente_contigua" chart:class="chart:line">
            <chart:data-point chart:repeated="10"/>
          </chart:series>
          <chart:series chart:style-name="ch12" chart:values-cell-range-address="Sheet1.D16:Sheet1.D25" loext:label-string="concurrente_entrelazada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concurrente_contigua</text:p>
              </table:table-cell>
              <table:table-cell office:value-type="string">
                <text:p>concurrente_entrelazada</text:p>
              </table:table-cell>
            </table:table-row>
          </table:table-header-rows>
          <table:table-rows>
            <table:table-row>
              <table:table-cell office:value-type="float" office:value="1E+020">
                <text:p>1E+020</text:p>
                <draw:g>
                  <svg:desc>Sheet1.A16:Sheet1.A25</svg:desc>
                </draw:g>
              </table:table-cell>
              <table:table-cell office:value-type="float" office:value="21.985">
                <text:p>21.985</text:p>
                <draw:g>
                  <svg:desc>Sheet1.B16:Sheet1.B25</svg:desc>
                </draw:g>
              </table:table-cell>
              <table:table-cell office:value-type="float" office:value="5.3165">
                <text:p>5.3165</text:p>
                <draw:g>
                  <svg:desc>Sheet1.C16:Sheet1.C25</svg:desc>
                </draw:g>
              </table:table-cell>
              <table:table-cell office:value-type="float" office:value="5.0865">
                <text:p>5.0865</text:p>
                <draw:g>
                  <svg:desc>Sheet1.D16:Sheet1.D25</svg:desc>
                </draw:g>
              </table:table-cell>
            </table:table-row>
            <table:table-row>
              <table:table-cell office:value-type="float" office:value="2E+020">
                <text:p>2E+020</text:p>
              </table:table-cell>
              <table:table-cell office:value-type="float" office:value="41.062">
                <text:p>41.062</text:p>
              </table:table-cell>
              <table:table-cell office:value-type="float" office:value="9.4113">
                <text:p>9.4113</text:p>
              </table:table-cell>
              <table:table-cell office:value-type="float" office:value="9.0216">
                <text:p>9.0216</text:p>
              </table:table-cell>
            </table:table-row>
            <table:table-row>
              <table:table-cell office:value-type="float" office:value="3E+020">
                <text:p>3E+020</text:p>
              </table:table-cell>
              <table:table-cell office:value-type="float" office:value="59.344">
                <text:p>59.344</text:p>
              </table:table-cell>
              <table:table-cell office:value-type="float" office:value="13.913">
                <text:p>13.913</text:p>
              </table:table-cell>
              <table:table-cell office:value-type="float" office:value="13.698">
                <text:p>13.698</text:p>
              </table:table-cell>
            </table:table-row>
            <table:table-row>
              <table:table-cell office:value-type="float" office:value="4E+020">
                <text:p>4E+020</text:p>
              </table:table-cell>
              <table:table-cell office:value-type="float" office:value="73.881">
                <text:p>73.881</text:p>
              </table:table-cell>
              <table:table-cell office:value-type="float" office:value="17.819">
                <text:p>17.819</text:p>
              </table:table-cell>
              <table:table-cell office:value-type="float" office:value="17.838">
                <text:p>17.838</text:p>
              </table:table-cell>
            </table:table-row>
            <table:table-row>
              <table:table-cell office:value-type="float" office:value="5E+020">
                <text:p>5E+020</text:p>
              </table:table-cell>
              <table:table-cell office:value-type="float" office:value="90.962">
                <text:p>90.962</text:p>
              </table:table-cell>
              <table:table-cell office:value-type="float" office:value="22.421">
                <text:p>22.421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6E+020">
                <text:p>6E+020</text:p>
              </table:table-cell>
              <table:table-cell office:value-type="float" office:value="106.49">
                <text:p>106.49</text:p>
              </table:table-cell>
              <table:table-cell office:value-type="float" office:value="27.199">
                <text:p>27.199</text:p>
              </table:table-cell>
              <table:table-cell office:value-type="float" office:value="27.406">
                <text:p>27.406</text:p>
              </table:table-cell>
            </table:table-row>
            <table:table-row>
              <table:table-cell office:value-type="float" office:value="7E+020">
                <text:p>7E+020</text:p>
              </table:table-cell>
              <table:table-cell office:value-type="float" office:value="125.31">
                <text:p>125.31</text:p>
              </table:table-cell>
              <table:table-cell office:value-type="float" office:value="31.569">
                <text:p>31.569</text:p>
              </table:table-cell>
              <table:table-cell office:value-type="float" office:value="31.599">
                <text:p>31.599</text:p>
              </table:table-cell>
            </table:table-row>
            <table:table-row>
              <table:table-cell office:value-type="float" office:value="8E+020">
                <text:p>8E+020</text:p>
              </table:table-cell>
              <table:table-cell office:value-type="float" office:value="137.29">
                <text:p>137.29</text:p>
              </table:table-cell>
              <table:table-cell office:value-type="float" office:value="35.444">
                <text:p>35.444</text:p>
              </table:table-cell>
              <table:table-cell office:value-type="float" office:value="35.541">
                <text:p>35.541</text:p>
              </table:table-cell>
            </table:table-row>
            <table:table-row>
              <table:table-cell office:value-type="float" office:value="9E+020">
                <text:p>9E+020</text:p>
              </table:table-cell>
              <table:table-cell office:value-type="float" office:value="148.94">
                <text:p>148.94</text:p>
              </table:table-cell>
              <table:table-cell office:value-type="float" office:value="40.39">
                <text:p>40.39</text:p>
              </table:table-cell>
              <table:table-cell office:value-type="float" office:value="40.468">
                <text:p>40.468</text:p>
              </table:table-cell>
            </table:table-row>
            <table:table-row>
              <table:table-cell office:value-type="float" office:value="1E+021">
                <text:p>1E+021</text:p>
              </table:table-cell>
              <table:table-cell office:value-type="float" office:value="170.24">
                <text:p>170.24</text:p>
              </table:table-cell>
              <table:table-cell office:value-type="float" office:value="44.872">
                <text:p>44.872</text:p>
              </table:table-cell>
              <table:table-cell office:value-type="float" office:value="45.142">
                <text:p>45.1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65cm" svg:height="7.597cm" xlink:href=".." xlink:type="simple" chart:class="chart:line" chart:style-name="ch1">
        <chart:title svg:x="10.292cm" svg:y="0.537cm" chart:style-name="ch2">
          <text:p>Ganancia Obtenida</text:p>
        </chart:title>
        <chart:legend svg:x="8.996cm" svg:y="4.379cm" style:legend-expansion="custom" chartooo:width="5.468cm" chartooo:height="3.042cm" style:legend-expansion-aspect-ratio="1.79750164365549" chart:style-name="ch3"/>
        <chart:plot-area chart:style-name="ch4" table:cell-range-address="Sheet1.C27:Sheet1.C27 Sheet1.E20:Sheet1.I29" chart:data-source-has-labels="both" svg:x="0.04cm" svg:y="0.126cm" svg:width="9.852cm" svg:height="7.079cm">
          <chartooo:coordinate-region svg:x="1.202cm" svg:y="0.286cm" svg:width="8.577cm" svg:height="5.396cm"/>
          <chart:axis chart:dimension="x" chart:name="primary-x" chart:style-name="ch5" chartooo:axis-type="auto">
            <chartooo:date-scale/>
            <chart:title svg:x="3.771cm" svg:y="7.089cm" chart:style-name="ch6">
              <text:p>Nº de intervalos</text:p>
            </chart:title>
            <chart:categories table:cell-range-address="Sheet1.E20:Sheet1.E29"/>
          </chart:axis>
          <chart:axis chart:dimension="y" chart:name="primary-y" chart:style-name="ch7">
            <chart:title svg:x="0cm" svg:y="4.423cm" chart:style-name="ch8">
              <text:p>Ganancia</text:p>
            </chart:title>
            <chart:grid chart:style-name="ch9" chart:class="major"/>
          </chart:axis>
          <chart:series chart:style-name="ch10" chart:values-cell-range-address="Sheet1.F20:Sheet1.F29" loext:label-string="contigua_8threads" chart:class="chart:line">
            <chart:data-point chart:repeated="10"/>
          </chart:series>
          <chart:series chart:style-name="ch11" chart:values-cell-range-address="Sheet1.G20:Sheet1.G29" loext:label-string="entrelazada_8threads" chart:class="chart:line">
            <chart:data-point chart:repeated="10"/>
          </chart:series>
          <chart:series chart:style-name="ch12" chart:values-cell-range-address="Sheet1.H20:Sheet1.H29" loext:label-string="contigua_4threads" chart:class="chart:line">
            <chart:data-point chart:repeated="10"/>
          </chart:series>
          <chart:series chart:style-name="ch13" chart:values-cell-range-address="Sheet1.I20:Sheet1.I29" loext:label-string="entrelazada_4threads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igua_8threads</text:p>
              </table:table-cell>
              <table:table-cell office:value-type="string">
                <text:p>entrelazada_8threads</text:p>
              </table:table-cell>
              <table:table-cell office:value-type="string">
                <text:p>contigua_4threads</text:p>
              </table:table-cell>
              <table:table-cell office:value-type="string">
                <text:p>entrelazada_4threads</text:p>
              </table:table-cell>
            </table:table-row>
          </table:table-header-rows>
          <table:table-rows>
            <table:table-row>
              <table:table-cell office:value-type="float" office:value="1E+020">
                <text:p>1E+020</text:p>
                <draw:g>
                  <svg:desc>Sheet1.E20:Sheet1.E29</svg:desc>
                </draw:g>
              </table:table-cell>
              <table:table-cell office:value-type="float" office:value="3.95559034944132">
                <text:p>3.95559034944132</text:p>
                <draw:g>
                  <svg:desc>Sheet1.F20:Sheet1.F29</svg:desc>
                </draw:g>
              </table:table-cell>
              <table:table-cell office:value-type="float" office:value="7.22474977252047">
                <text:p>7.22474977252047</text:p>
                <draw:g>
                  <svg:desc>Sheet1.G20:Sheet1.G29</svg:desc>
                </draw:g>
              </table:table-cell>
              <table:table-cell office:value-type="float" office:value="4.1352393491959">
                <text:p>4.1352393491959</text:p>
                <draw:g>
                  <svg:desc>Sheet1.H20:Sheet1.H29</svg:desc>
                </draw:g>
              </table:table-cell>
              <table:table-cell office:value-type="float" office:value="4.32222549886956">
                <text:p>4.32222549886956</text:p>
                <draw:g>
                  <svg:desc>Sheet1.I20:Sheet1.I29</svg:desc>
                </draw:g>
              </table:table-cell>
            </table:table-row>
            <table:table-row>
              <table:table-cell office:value-type="float" office:value="2E+020">
                <text:p>2E+020</text:p>
              </table:table-cell>
              <table:table-cell office:value-type="float" office:value="5.07349300252795">
                <text:p>5.07349300252795</text:p>
              </table:table-cell>
              <table:table-cell office:value-type="float" office:value="5.34630489111032">
                <text:p>5.34630489111032</text:p>
              </table:table-cell>
              <table:table-cell office:value-type="float" office:value="4.36305292573821">
                <text:p>4.36305292573821</text:p>
              </table:table-cell>
              <table:table-cell office:value-type="float" office:value="4.55152079453755">
                <text:p>4.55152079453755</text:p>
              </table:table-cell>
            </table:table-row>
            <table:table-row>
              <table:table-cell office:value-type="float" office:value="3E+020">
                <text:p>3E+020</text:p>
              </table:table-cell>
              <table:table-cell office:value-type="float" office:value="5.01969813251471">
                <text:p>5.01969813251471</text:p>
              </table:table-cell>
              <table:table-cell office:value-type="float" office:value="5.39955971381398">
                <text:p>5.39955971381398</text:p>
              </table:table-cell>
              <table:table-cell office:value-type="float" office:value="4.2653633292604">
                <text:p>4.2653633292604</text:p>
              </table:table-cell>
              <table:table-cell office:value-type="float" office:value="4.33231128631917">
                <text:p>4.33231128631917</text:p>
              </table:table-cell>
            </table:table-row>
            <table:table-row>
              <table:table-cell office:value-type="float" office:value="4E+020">
                <text:p>4E+020</text:p>
              </table:table-cell>
              <table:table-cell office:value-type="float" office:value="4.5934565097293">
                <text:p>4.5934565097293</text:p>
              </table:table-cell>
              <table:table-cell office:value-type="float" office:value="6.69218386692899">
                <text:p>6.69218386692899</text:p>
              </table:table-cell>
              <table:table-cell office:value-type="float" office:value="4.14619226668163">
                <text:p>4.14619226668163</text:p>
              </table:table-cell>
              <table:table-cell office:value-type="float" office:value="4.14177598385469">
                <text:p>4.14177598385469</text:p>
              </table:table-cell>
            </table:table-row>
            <table:table-row>
              <table:table-cell office:value-type="float" office:value="5E+020">
                <text:p>5E+020</text:p>
              </table:table-cell>
              <table:table-cell office:value-type="float" office:value="4.18242844831496">
                <text:p>4.18242844831496</text:p>
              </table:table-cell>
              <table:table-cell office:value-type="float" office:value="7.62885745015306">
                <text:p>7.62885745015306</text:p>
              </table:table-cell>
              <table:table-cell office:value-type="float" office:value="4.05700013380313">
                <text:p>4.05700013380313</text:p>
              </table:table-cell>
              <table:table-cell office:value-type="float" office:value="4.0115545755237">
                <text:p>4.0115545755237</text:p>
              </table:table-cell>
            </table:table-row>
            <table:table-row>
              <table:table-cell office:value-type="float" office:value="6E+020">
                <text:p>6E+020</text:p>
              </table:table-cell>
              <table:table-cell office:value-type="float" office:value="4.84448801354603">
                <text:p>4.84448801354603</text:p>
              </table:table-cell>
              <table:table-cell office:value-type="float" office:value="7.69263426024199">
                <text:p>7.69263426024199</text:p>
              </table:table-cell>
              <table:table-cell office:value-type="float" office:value="3.91521747123056">
                <text:p>3.91521747123056</text:p>
              </table:table-cell>
              <table:table-cell office:value-type="float" office:value="3.88564547909217">
                <text:p>3.88564547909217</text:p>
              </table:table-cell>
            </table:table-row>
            <table:table-row>
              <table:table-cell office:value-type="float" office:value="7E+020">
                <text:p>7E+020</text:p>
              </table:table-cell>
              <table:table-cell office:value-type="float" office:value="4.19902087441354">
                <text:p>4.19902087441354</text:p>
              </table:table-cell>
              <table:table-cell office:value-type="float" office:value="6.52111932418163">
                <text:p>6.52111932418163</text:p>
              </table:table-cell>
              <table:table-cell office:value-type="float" office:value="3.96940036111375">
                <text:p>3.96940036111375</text:p>
              </table:table-cell>
              <table:table-cell office:value-type="float" office:value="3.96563182379189">
                <text:p>3.96563182379189</text:p>
              </table:table-cell>
            </table:table-row>
            <table:table-row>
              <table:table-cell office:value-type="float" office:value="8E+020">
                <text:p>8E+020</text:p>
              </table:table-cell>
              <table:table-cell office:value-type="float" office:value="4.29437776373974">
                <text:p>4.29437776373974</text:p>
              </table:table-cell>
              <table:table-cell office:value-type="float" office:value="6.66405254386825">
                <text:p>6.66405254386825</text:p>
              </table:table-cell>
              <table:table-cell office:value-type="float" office:value="3.87343414964451">
                <text:p>3.87343414964451</text:p>
              </table:table-cell>
              <table:table-cell office:value-type="float" office:value="3.86286260938072">
                <text:p>3.86286260938072</text:p>
              </table:table-cell>
            </table:table-row>
            <table:table-row>
              <table:table-cell office:value-type="float" office:value="9E+020">
                <text:p>9E+020</text:p>
              </table:table-cell>
              <table:table-cell office:value-type="float" office:value="5.32327216600926">
                <text:p>5.32327216600926</text:p>
              </table:table-cell>
              <table:table-cell office:value-type="float" office:value="7.01944821347806">
                <text:p>7.01944821347806</text:p>
              </table:table-cell>
              <table:table-cell office:value-type="float" office:value="3.68754642238178">
                <text:p>3.68754642238178</text:p>
              </table:table-cell>
              <table:table-cell office:value-type="float" office:value="3.68043886527627">
                <text:p>3.68043886527627</text:p>
              </table:table-cell>
            </table:table-row>
            <table:table-row>
              <table:table-cell office:value-type="float" office:value="1E+021">
                <text:p>1E+021</text:p>
              </table:table-cell>
              <table:table-cell office:value-type="float" office:value="5.05166771915724">
                <text:p>5.05166771915724</text:p>
              </table:table-cell>
              <table:table-cell office:value-type="float" office:value="7.67409410020495">
                <text:p>7.67409410020495</text:p>
              </table:table-cell>
              <table:table-cell office:value-type="float" office:value="3.793902656445">
                <text:p>3.793902656445</text:p>
              </table:table-cell>
              <table:table-cell office:value-type="float" office:value="3.77121084577555">
                <text:p>3.77121084577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